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My 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B2]-[.C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-[.F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]-[.I2]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0197638.11265" calcext:value-type="float">
            <text:p>30197638.11265</text:p>
          </table:table-cell>
          <table:table-cell office:value-type="float" office:value="30197638.701" calcext:value-type="float">
            <text:p>30197638.701</text:p>
          </table:table-cell>
          <table:table-cell table:formula="of:=[.L2]-[.M2]" office:value-type="float" office:value="-0.588350001722574" calcext:value-type="float">
            <text:p>-0.5883500017</text:p>
          </table:table-cell>
          <table:table-cell table:number-columns-repeated="2" office:value-type="float" office:value="22191271.27" calcext:value-type="float">
            <text:p>22191271.27</text:p>
          </table:table-cell>
          <table:table-cell table:formula="of:=[.O2]-[.P2]" office:value-type="float" office:value="0" calcext:value-type="float">
            <text:p>0</text:p>
          </table:table-cell>
          <table:table-cell office:value-type="float" office:value="0.36145" calcext:value-type="float">
            <text:p>0.36145</text:p>
          </table:table-cell>
          <table:table-cell office:value-type="float" office:value="0.363453" calcext:value-type="float">
            <text:p>0.363453</text:p>
          </table:table-cell>
          <table:table-cell table:formula="of:=[.R2]-[.S2]" office:value-type="float" office:value="-0.00200299999999992" calcext:value-type="float">
            <text:p>-0.002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B3]-[.C3]" office:value-type="float" office:value="0" calcext:value-type="float">
            <text:p>0</text:p>
          </table:table-cell>
          <table:table-cell office:value-type="float" office:value="13.22958397" calcext:value-type="float">
            <text:p>13.22958397</text:p>
          </table:table-cell>
          <table:table-cell office:value-type="float" office:value="13.231523" calcext:value-type="float">
            <text:p>13.231523</text:p>
          </table:table-cell>
          <table:table-cell table:formula="of:=[.E3]-[.F3]" office:value-type="float" office:value="-0.00193902999999906" calcext:value-type="float">
            <text:p>-0.00193903</text:p>
          </table:table-cell>
          <table:table-cell office:value-type="float" office:value="13.2895" calcext:value-type="float">
            <text:p>13.2895</text:p>
          </table:table-cell>
          <table:table-cell office:value-type="float" office:value="13.23" calcext:value-type="float">
            <text:p>13.23</text:p>
          </table:table-cell>
          <table:table-cell table:formula="of:=[.H3]-[.I3]" office:value-type="float" office:value="0.0594999999999999" calcext:value-type="float">
            <text:p>0.0595</text:p>
          </table:table-cell>
          <table:table-cell office:value-type="float" office:value="0.71" calcext:value-type="float">
            <text:p>0.71</text:p>
          </table:table-cell>
          <table:table-cell office:value-type="float" office:value="32156226.626" calcext:value-type="float">
            <text:p>32156226.626</text:p>
          </table:table-cell>
          <table:table-cell office:value-type="float" office:value="32156227.2547" calcext:value-type="float">
            <text:p>32156227.2547</text:p>
          </table:table-cell>
          <table:table-cell table:formula="of:=[.L3]-[.M3]" office:value-type="float" office:value="-0.628700003027916" calcext:value-type="float">
            <text:p>-0.628700003</text:p>
          </table:table-cell>
          <table:table-cell office:value-type="float" office:value="22079560.5" calcext:value-type="float">
            <text:p>22079560.5</text:p>
          </table:table-cell>
          <table:table-cell office:value-type="float" office:value="22079553.59" calcext:value-type="float">
            <text:p>22079553.59</text:p>
          </table:table-cell>
          <table:table-cell table:formula="of:=[.O3]-[.P3]" office:value-type="float" office:value="6.91000000014901" calcext:value-type="float">
            <text:p>6.9100000001</text:p>
          </table:table-cell>
          <table:table-cell office:value-type="float" office:value="0.45892" calcext:value-type="float">
            <text:p>0.45892</text:p>
          </table:table-cell>
          <table:table-cell office:value-type="float" office:value="0.459044" calcext:value-type="float">
            <text:p>0.459044</text:p>
          </table:table-cell>
          <table:table-cell table:formula="of:=[.R3]-[.S3]" office:value-type="float" office:value="-0.000123999999999902" calcext:value-type="float">
            <text:p>-0.000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6.6" calcext:value-type="float">
            <text:p>36.6</text:p>
          </table:table-cell>
          <table:table-cell table:formula="of:=[.B4]-[.C4]" office:value-type="float" office:value="0" calcext:value-type="float">
            <text:p>0</text:p>
          </table:table-cell>
          <table:table-cell office:value-type="float" office:value="29.54363269" calcext:value-type="float">
            <text:p>29.54363269</text:p>
          </table:table-cell>
          <table:table-cell office:value-type="float" office:value="29.557501" calcext:value-type="float">
            <text:p>29.557501</text:p>
          </table:table-cell>
          <table:table-cell table:formula="of:=[.E4]-[.F4]" office:value-type="float" office:value="-0.0138683099999994" calcext:value-type="float">
            <text:p>-0.01386831</text:p>
          </table:table-cell>
          <table:table-cell office:value-type="float" office:value="16.3" calcext:value-type="float">
            <text:p>16.3</text:p>
          </table:table-cell>
          <table:table-cell office:value-type="float" office:value="16.33" calcext:value-type="float">
            <text:p>16.33</text:p>
          </table:table-cell>
          <table:table-cell table:formula="of:=[.H4]-[.I4]" office:value-type="float" office:value="-0.0299999999999976" calcext:value-type="float">
            <text:p>-0.03</text:p>
          </table:table-cell>
          <table:table-cell office:value-type="float" office:value="0.86" calcext:value-type="float">
            <text:p>0.86</text:p>
          </table:table-cell>
          <table:table-cell office:value-type="float" office:value="34115345.326" calcext:value-type="float">
            <text:p>34115345.326</text:p>
          </table:table-cell>
          <table:table-cell office:value-type="float" office:value="34115345.956" calcext:value-type="float">
            <text:p>34115345.956</text:p>
          </table:table-cell>
          <table:table-cell table:formula="of:=[.L4]-[.M4]" office:value-type="float" office:value="-0.630000002682209" calcext:value-type="float">
            <text:p>-0.6300000027</text:p>
          </table:table-cell>
          <table:table-cell office:value-type="float" office:value="21961523.39" calcext:value-type="float">
            <text:p>21961523.39</text:p>
          </table:table-cell>
          <table:table-cell office:value-type="float" office:value="21961511.91" calcext:value-type="float">
            <text:p>21961511.91</text:p>
          </table:table-cell>
          <table:table-cell table:formula="of:=[.O4]-[.P4]" office:value-type="float" office:value="11.480000000447" calcext:value-type="float">
            <text:p>11.4800000004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55581" calcext:value-type="float">
            <text:p>0.55581</text:p>
          </table:table-cell>
          <table:table-cell table:formula="of:=[.R4]-[.S4]" office:value-type="float" office:value="-0.000619999999999954" calcext:value-type="float">
            <text:p>-0.00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.B5]-[.C5]" office:value-type="float" office:value="0" calcext:value-type="float">
            <text:p>0</text:p>
          </table:table-cell>
          <table:table-cell office:value-type="float" office:value="48.87721065" calcext:value-type="float">
            <text:p>48.87721065</text:p>
          </table:table-cell>
          <table:table-cell office:value-type="float" office:value="48.910747" calcext:value-type="float">
            <text:p>48.910747</text:p>
          </table:table-cell>
          <table:table-cell table:formula="of:=[.E5]-[.F5]" office:value-type="float" office:value="-0.0335363499999985" calcext:value-type="float">
            <text:p>-0.03353635</text:p>
          </table:table-cell>
          <table:table-cell office:value-type="float" office:value="19.3" calcext:value-type="float">
            <text:p>19.3</text:p>
          </table:table-cell>
          <table:table-cell office:value-type="float" office:value="19.35" calcext:value-type="float">
            <text:p>19.35</text:p>
          </table:table-cell>
          <table:table-cell table:formula="of:=[.H5]-[.I5]" office:value-type="float" office:value="-0.0500000000000007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35945238.6526" calcext:value-type="float">
            <text:p>35945238.6526</text:p>
          </table:table-cell>
          <table:table-cell office:value-type="float" office:value="35945239.8368" calcext:value-type="float">
            <text:p>35945239.8368</text:p>
          </table:table-cell>
          <table:table-cell table:formula="of:=[.L5]-[.M5]" office:value-type="float" office:value="-1.18420000374317" calcext:value-type="float">
            <text:p>-1.1842000037</text:p>
          </table:table-cell>
          <table:table-cell office:value-type="float" office:value="21837385.94" calcext:value-type="float">
            <text:p>21837385.94</text:p>
          </table:table-cell>
          <table:table-cell office:value-type="float" office:value="21837357.03" calcext:value-type="float">
            <text:p>21837357.03</text:p>
          </table:table-cell>
          <table:table-cell table:formula="of:=[.O5]-[.P5]" office:value-type="float" office:value="28.910000000149" calcext:value-type="float">
            <text:p>28.9100000001</text:p>
          </table:table-cell>
          <table:table-cell office:value-type="float" office:value="0.64662" calcext:value-type="float">
            <text:p>0.64662</text:p>
          </table:table-cell>
          <table:table-cell office:value-type="float" office:value="0.647225" calcext:value-type="float">
            <text:p>0.647225</text:p>
          </table:table-cell>
          <table:table-cell table:formula="of:=[.R5]-[.S5]" office:value-type="float" office:value="-0.000604999999999856" calcext:value-type="float">
            <text:p>-0.000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7.2" calcext:value-type="float">
            <text:p>97.2</text:p>
          </table:table-cell>
          <table:table-cell table:formula="of:=[.B6]-[.C6]" office:value-type="float" office:value="0" calcext:value-type="float">
            <text:p>0</text:p>
          </table:table-cell>
          <table:table-cell office:value-type="float" office:value="69.80628478" calcext:value-type="float">
            <text:p>69.80628478</text:p>
          </table:table-cell>
          <table:table-cell office:value-type="float" office:value="69.861745" calcext:value-type="float">
            <text:p>69.861745</text:p>
          </table:table-cell>
          <table:table-cell table:formula="of:=[.E6]-[.F6]" office:value-type="float" office:value="-0.0554602200000005" calcext:value-type="float">
            <text:p>-0.05546022</text:p>
          </table:table-cell>
          <table:table-cell office:value-type="float" office:value="20.9" calcext:value-type="float">
            <text:p>20.9</text:p>
          </table:table-cell>
          <table:table-cell office:value-type="float" office:value="20.95" calcext:value-type="float">
            <text:p>20.95</text:p>
          </table:table-cell>
          <table:table-cell table:formula="of:=[.H6]-[.I6]" office:value-type="float" office:value="-0.0500000000000007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35948606.5126" calcext:value-type="float">
            <text:p>35948606.5126</text:p>
          </table:table-cell>
          <table:table-cell office:value-type="float" office:value="35948609.4785" calcext:value-type="float">
            <text:p>35948609.4785</text:p>
          </table:table-cell>
          <table:table-cell table:formula="of:=[.L6]-[.M6]" office:value-type="float" office:value="-2.96590000391006" calcext:value-type="float">
            <text:p>-2.9659000039</text:p>
          </table:table-cell>
          <table:table-cell office:value-type="float" office:value="21710302.14" calcext:value-type="float">
            <text:p>21710302.14</text:p>
          </table:table-cell>
          <table:table-cell office:value-type="float" office:value="21710250.95" calcext:value-type="float">
            <text:p>21710250.95</text:p>
          </table:table-cell>
          <table:table-cell table:formula="of:=[.O6]-[.P6]" office:value-type="float" office:value="51.1900000013411" calcext:value-type="float">
            <text:p>51.1900000013</text:p>
          </table:table-cell>
          <table:table-cell office:value-type="float" office:value="0.65436" calcext:value-type="float">
            <text:p>0.65436</text:p>
          </table:table-cell>
          <table:table-cell office:value-type="float" office:value="0.655129" calcext:value-type="float">
            <text:p>0.655129</text:p>
          </table:table-cell>
          <table:table-cell table:formula="of:=[.R6]-[.S6]" office:value-type="float" office:value="-0.000768999999999909" calcext:value-type="float">
            <text:p>-0.00076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it</text:p>
          </table:table-cell>
          <table:table-cell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4-07T18:57:01.684599941</dc:date>
    <meta:editing-duration>PT17H1M41S</meta:editing-duration>
    <meta:editing-cycles>1</meta:editing-cycles>
    <meta:document-statistic meta:table-count="1" meta:cell-count="122" meta:object-count="0"/>
    <meta:generator>LibreOffice/5.1.6.2$Linux_X86_64 LibreOffice_project/10m0$Build-2</meta:generator>
  </office:meta>
</office:document-meta>
</file>